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78a" officeooo:paragraph-rsid="000a678a"/>
    </style:style>
    <style:style style:name="P2" style:family="paragraph" style:parent-style-name="Standard">
      <style:text-properties officeooo:rsid="000a678a" officeooo:paragraph-rsid="000a9867"/>
    </style:style>
    <style:style style:name="P3" style:family="paragraph" style:parent-style-name="Standard">
      <style:text-properties officeooo:rsid="000a9867" officeooo:paragraph-rsid="000a9867"/>
    </style:style>
    <style:style style:name="P4" style:family="paragraph" style:parent-style-name="Standard">
      <style:text-properties officeooo:rsid="000b4d33" officeooo:paragraph-rsid="000b4d33"/>
    </style:style>
    <style:style style:name="P5" style:family="paragraph" style:parent-style-name="Standard">
      <style:text-properties officeooo:rsid="000b6224" officeooo:paragraph-rsid="000b6224"/>
    </style:style>
    <style:style style:name="P6" style:family="paragraph" style:parent-style-name="Standard">
      <style:text-properties officeooo:rsid="000b6224" officeooo:paragraph-rsid="000bfeb0"/>
    </style:style>
    <style:style style:name="P7" style:family="paragraph" style:parent-style-name="Standard">
      <style:text-properties officeooo:rsid="000bfeb0" officeooo:paragraph-rsid="000bfeb0"/>
    </style:style>
    <style:style style:name="P8" style:family="paragraph" style:parent-style-name="Standard">
      <style:text-properties officeooo:rsid="000d98db" officeooo:paragraph-rsid="000d98db"/>
    </style:style>
    <style:style style:name="T1" style:family="text">
      <style:text-properties officeooo:rsid="000a678a"/>
    </style:style>
    <style:style style:name="T2" style:family="text">
      <style:text-properties officeooo:rsid="000a986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4d33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b4d33" style:font-style-asian="normal" style:font-style-complex="normal"/>
    </style:style>
    <style:style style:name="T7" style:family="text">
      <style:text-properties officeooo:rsid="000b4d33"/>
    </style:style>
    <style:style style:name="T8" style:family="text">
      <style:text-properties officeooo:rsid="000b6224"/>
    </style:style>
    <style:style style:name="T9" style:family="text">
      <style:text-properties officeooo:rsid="000bfe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/text:p>
      <text:p text:style-name="Standard"><text:tab/><text:tab/><text:tab/><text:tab/><text:tab/><text:span text:style-name="T1">Not logged in</text:span></text:p>
      <text:p text:style-name="Standard"/>
      <text:p text:style-name="Standard"><text:tab/><text:tab/><text:tab/><text:tab/><text:tab/><text:span text:style-name="T2">localhost:8080/users</text:span></text:p>
      <text:p text:style-name="P1">app.get(‘*’, (req,res{</text:p>
      <text:p text:style-name="P1">res.status(404).send(‘must log in to to buy/sell’)</text:p>
      <text:p text:style-name="P1">})</text:p>
      <text:p text:style-name="P1"/>
      <text:p text:style-name="P1">B rowse- / <text:s text:c="4"/>app.get(‘/’, (req,res) =&gt; {</text:p>
      <text:p text:style-name="P1">res.render(‘index.html’)</text:p>
      <text:p text:style-name="P1"/>
      <text:p text:style-name="P1">R </text:p>
      <text:p text:style-name="P1"/>
      <text:p text:style-name="P1">E</text:p>
      <text:p text:style-name="P1">A</text:p>
      <text:p text:style-name="P1">D</text:p>
      <text:p text:style-name="P1"><text:tab/><text:tab/><text:tab/><text:tab/></text:p>
      <text:p text:style-name="P1"><text:tab/><text:tab/><text:tab/><text:tab/><text:tab/><text:span text:style-name="T2">logged in as buyers</text:span></text:p>
      <text:p text:style-name="P1"><text:tab/><text:tab/><text:tab/><text:tab/><text:span text:style-name="T2">localhost:8080/users/1</text:span></text:p>
      <text:p text:style-name="P2"><text:tab/><text:span text:style-name="T2">app.get = browse the database, search/filter, like/interact, contact seller *See full picture*</text:span></text:p>
      <text:p text:style-name="P1"/>
      <text:p text:style-name="P3">B /<text:span text:style-name="T3">users/</text:span><text:span text:style-name="T5">1</text:span></text:p>
      <text:p text:style-name="P3"/>
      <text:p text:style-name="P3">R /<text:span text:style-name="T4">users/</text:span><text:span text:style-name="T6">1</text:span></text:p>
      <text:p text:style-name="P3"/>
      <text:p text:style-name="P3">E -<text:span text:style-name="T7">filter search</text:span></text:p>
      <text:p text:style-name="P3"/>
      <text:p text:style-name="P3">A</text:p>
      <text:p text:style-name="P3"/>
      <text:p text:style-name="P3">D</text:p>
      <text:p text:style-name="P1"/>
      <text:p text:style-name="P1"/>
      <text:p text:style-name="P1"><text:tab/><text:tab/><text:tab/><text:tab/><text:tab/><text:span text:style-name="T2">logged in as seller</text:span></text:p>
      <text:p text:style-name="P1"><text:tab/><text:tab/><text:tab/><text:tab/><text:tab/><text:span text:style-name="T2">localhost:8080/users/2</text:span></text:p>
      <text:p text:style-name="P4"><text:tab/><text:span text:style-name="T2">app.get = browse the database, search/filter, like/interact, contact seller *See full picture*</text:span></text:p>
      <text:p text:style-name="P4"><text:tab/>app.post = add to data base</text:p>
      <text:p text:style-name="P4"><text:tab/>app.delete/app.put</text:p>
      <text:p text:style-name="P4"/>
      <text:p text:style-name="P4"/>
      <text:p text:style-name="P4">B /<text:span text:style-name="T3">users/</text:span><text:span text:style-name="T5">2</text:span></text:p>
      <text:p text:style-name="P4">R <text:span text:style-name="T3">users 2</text:span></text:p>
      <text:p text:style-name="P4">E filter search</text:p>
      <text:p text:style-name="P4">A post/edit :id</text:p>
      <text:p text:style-name="P4">D remove/delete id specific posts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span text:style-name="T8">Pages</text:span></text:p>
      <text:p text:style-name="P4"/>
      <text:p text:style-name="P6">Landing page -</text:p>
      <text:p text:style-name="P6"/>
      <text:p text:style-name="P6">everyone / navbar for sign in</text:p>
      <text:p text:style-name="P5"><text:tab/>Browse limited featured</text:p>
      <text:p text:style-name="P5"/>
      <text:p text:style-name="P7">Sign up page:</text:p>
      <text:p text:style-name="P7"><text:tab/>option for buyer / seller</text:p>
      <text:p text:style-name="P5"/>
      <text:p text:style-name="P5">pages for buyers:</text:p>
      <text:p text:style-name="P5"/>
      <text:p text:style-name="P5"><text:tab/>land featured art:</text:p>
      <text:p text:style-name="P5"/>
      <text:p text:style-name="P5"><text:tab/>browse</text:p>
      <text:p text:style-name="P5"><text:tab/><text:tab/>category</text:p>
      <text:p text:style-name="P5"><text:tab/><text:tab/>favourite</text:p>
      <text:p text:style-name="P5"><text:tab/><text:tab/></text:p>
      <text:p text:style-name="P5"><text:tab/>search/filter:</text:p>
      <text:p text:style-name="P5"><text:tab/><text:tab/>price</text:p>
      <text:p text:style-name="P5"><text:tab/><text:tab/>location</text:p>
      <text:p text:style-name="P5"><text:tab/><text:tab/>prompts</text:p>
      <text:p text:style-name="P5"><text:tab/><text:tab/>available</text:p>
      <text:p text:style-name="P5"><text:tab/><text:tab/>description</text:p>
      <text:p text:style-name="P5"><text:tab/><text:tab/>available size</text:p>
      <text:p text:style-name="P5"/>
      <text:p text:style-name="P5"><text:tab/>contact sellers</text:p>
      <text:p text:style-name="P5"><text:tab/><text:tab/></text:p>
      <text:p text:style-name="P5">pages for <text:span text:style-name="T9">sellers</text:span>:</text:p>
      <text:p text:style-name="P5"/>
      <text:p text:style-name="P5"><text:tab/>land featured art.</text:p>
      <text:p text:style-name="P5"/>
      <text:p text:style-name="P5"><text:tab/>browse</text:p>
      <text:p text:style-name="P5"><text:tab/><text:tab/>category</text:p>
      <text:p text:style-name="P5"><text:tab/><text:tab/>favourites</text:p>
      <text:p text:style-name="P5"><text:tab/><text:tab/></text:p>
      <text:p text:style-name="P5"><text:tab/>search/filter:</text:p>
      <text:p text:style-name="P5"><text:tab/><text:tab/>price</text:p>
      <text:p text:style-name="P5"><text:tab/><text:tab/>location</text:p>
      <text:p text:style-name="P5"><text:tab/><text:tab/>prompts</text:p>
      <text:p text:style-name="P5"><text:tab/><text:tab/>available</text:p>
      <text:p text:style-name="P5"><text:tab/><text:tab/>description</text:p>
      <text:p text:style-name="P5"><text:tab/><text:tab/>available size</text:p>
      <text:p text:style-name="P5"><text:soft-page-break/><text:tab/><text:span text:style-name="T9">Post page for sellers</text:span></text:p>
      <text:p text:style-name="P5"/>
      <text:p text:style-name="P5"><text:tab/>post for sale</text:p>
      <text:p text:style-name="P5"><text:tab/>edit for sale</text:p>
      <text:p text:style-name="P5"><text:tab/>change sold/available status</text:p>
      <text:p text:style-name="P5"><text:tab/></text:p>
      <text:p text:style-name="P8"/>
      <text:p text:style-name="P8"/>
      <text:p text:style-name="P8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17:20:20.455000000</meta:creation-date>
    <dc:date>2022-08-15T18:34:59.187000000</dc:date>
    <meta:editing-duration>PT1M47S</meta:editing-duration>
    <meta:editing-cycles>1</meta:editing-cycles>
    <meta:document-statistic meta:table-count="0" meta:image-count="0" meta:object-count="0" meta:page-count="3" meta:paragraph-count="71" meta:word-count="161" meta:character-count="1165" meta:non-whitespace-character-count="964"/>
    <meta:generator>LibreOffice/7.3.2.2$Windows_X86_64 LibreOffice_project/49f2b1bff42cfccbd8f788c8dc32c1c309559be0</meta:generator>
  </office:meta>
</office:document-meta>
</file>